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Mangal1"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Akapit_20_z_20_listą">
      <style:paragraph-properties fo:margin-left="2.54cm" fo:margin-right="0cm" fo:line-height="150%" fo:text-indent="0cm" style:auto-text-indent="false" fo:background-color="transparent" style:shadow="none">
        <style:background-image/>
      </style:paragraph-properties>
      <style:text-properties style:font-name="Times New Roman" fo:font-size="12pt" style:font-size-asian="12pt" style:font-size-complex="12pt"/>
    </style:style>
    <style:style style:name="P2" style:family="paragraph" style:parent-style-name="Akapit_20_z_20_listą" style:list-style-name="WW8Num5">
      <style:paragraph-properties fo:margin-left="3cm" fo:margin-right="0cm" fo:line-height="150%" fo:text-indent="-0.568cm" style:auto-text-indent="false" fo:background-color="transparent" style:shadow="none">
        <style:background-image/>
      </style:paragraph-properties>
      <style:text-properties style:font-name="Times New Roman" fo:font-size="12pt" style:font-size-asian="12pt" style:font-size-complex="12pt"/>
    </style:style>
    <style:style style:name="P3" style:family="paragraph" style:parent-style-name="Akapit_20_z_20_listą" style:list-style-name="WW8Num5">
      <style:paragraph-properties fo:margin-left="3cm" fo:margin-right="0cm" fo:line-height="150%" fo:text-indent="-0.499cm" style:auto-text-indent="false" fo:background-color="transparent" style:shadow="none">
        <style:background-image/>
      </style:paragraph-properties>
      <style:text-properties style:font-name="Times New Roman" fo:font-size="12pt" style:font-size-asian="12pt" style:font-size-complex="12pt"/>
    </style:style>
    <style:style style:name="P4" style:family="paragraph" style:parent-style-name="Akapit_20_z_20_listą" style:list-style-name="WW8Num2">
      <style:paragraph-properties fo:margin-top="0cm" fo:margin-bottom="0.353cm" fo:line-height="150%" fo:background-color="transparent" style:shadow="none">
        <style:background-image/>
      </style:paragraph-properties>
      <style:text-properties style:font-name="Times New Roman" fo:font-size="12pt" style:font-size-asian="12pt" style:font-size-complex="12pt"/>
    </style:style>
    <style:style style:name="P5" style:family="paragraph" style:parent-style-name="Akapit_20_z_20_listą" style:list-style-name="WW8Num2">
      <style:paragraph-properties fo:margin-left="1.249cm" fo:margin-right="0cm" fo:margin-top="0cm" fo:margin-bottom="0.353cm" fo:line-height="150%" fo:text-indent="-0.635cm" style:auto-text-indent="false" fo:background-color="transparent" style:shadow="none">
        <style:background-image/>
      </style:paragraph-properties>
      <style:text-properties style:font-name="Times New Roman" fo:font-size="12pt" style:font-size-asian="12pt" style:font-size-complex="12pt"/>
    </style:style>
    <style:style style:name="P6" style:family="paragraph" style:parent-style-name="Akapit_20_z_20_listą" style:list-style-name="WW8Num1">
      <style:paragraph-properties fo:line-height="150%" fo:background-color="transparent" style:shadow="none">
        <style:background-image/>
      </style:paragraph-properties>
      <style:text-properties style:font-name="Times New Roman" fo:font-size="12pt" fo:font-weight="bold" style:font-size-asian="12pt" style:font-weight-asian="bold" style:font-size-complex="12pt"/>
    </style:style>
    <style:style style:name="P7" style:family="paragraph" style:parent-style-name="Akapit_20_z_20_listą" style:list-style-name="WW8Num5">
      <style:paragraph-properties fo:line-height="150%" fo:background-color="transparent" style:shadow="none">
        <style:background-image/>
      </style:paragraph-properties>
      <style:text-properties style:font-name="Times New Roman" fo:font-size="12pt" fo:font-weight="bold" style:font-size-asian="12pt" style:font-weight-asian="bold" style:font-size-complex="12pt"/>
    </style:style>
    <style:style style:name="P8" style:family="paragraph" style:parent-style-name="Akapit_20_z_20_listą" style:list-style-name="WW8Num6">
      <style:paragraph-properties fo:line-height="150%" fo:background-color="transparent" style:shadow="none">
        <style:background-image/>
      </style:paragraph-properties>
      <style:text-properties style:font-name="Times New Roman" fo:font-size="12pt" style:font-size-asian="12pt" style:font-size-complex="12pt"/>
    </style:style>
    <style:style style:name="P9" style:family="paragraph" style:parent-style-name="Akapit_20_z_20_listą" style:list-style-name="WW8Num4">
      <style:paragraph-properties fo:line-height="150%" fo:background-color="transparent" style:shadow="none">
        <style:background-image/>
      </style:paragraph-properties>
      <style:text-properties style:font-name="Times New Roman" fo:font-size="12pt" style:font-size-asian="12pt" style:font-size-complex="12pt"/>
    </style:style>
    <style:style style:name="P10" style:family="paragraph" style:parent-style-name="Akapit_20_z_20_listą" style:list-style-name="WW8Num7">
      <style:paragraph-properties fo:line-height="150%" fo:background-color="transparent" style:shadow="none">
        <style:background-image/>
      </style:paragraph-properties>
      <style:text-properties style:font-name="Times New Roman" fo:font-size="12pt" style:font-size-asian="12pt" style:font-size-complex="12pt"/>
    </style:style>
    <style:style style:name="P11" style:family="paragraph" style:parent-style-name="Akapit_20_z_20_listą" style:list-style-name="WW8Num3">
      <style:paragraph-properties fo:line-height="150%" fo:background-color="transparent" style:shadow="none">
        <style:background-image/>
      </style:paragraph-properties>
      <style:text-properties style:font-name="Times New Roman" fo:font-size="12pt" style:font-size-asian="12pt" style:font-size-complex="12pt"/>
    </style:style>
    <style:style style:name="P12" style:family="paragraph" style:parent-style-name="Akapit_20_z_20_listą" style:list-style-name="WW8Num2">
      <style:paragraph-properties fo:line-height="150%" fo:background-color="transparent" style:shadow="none">
        <style:background-image/>
      </style:paragraph-properties>
      <style:text-properties style:font-name="Times New Roman" fo:font-size="12pt" style:font-size-asian="12pt" style:font-size-complex="12pt"/>
    </style:style>
    <style:style style:name="P13" style:family="paragraph" style:parent-style-name="Standard">
      <style:paragraph-properties fo:margin-left="1.249cm" fo:margin-right="0cm" fo:line-height="150%" fo:text-indent="1.249cm" style:auto-text-indent="false" fo:background-color="transparent" style:shadow="none">
        <style:background-image/>
      </style:paragraph-properties>
      <style:text-properties style:font-name="Times New Roman" fo:font-size="12pt" style:font-size-asian="12pt" style:font-size-complex="12pt"/>
    </style:style>
    <style:style style:name="P14" style:family="paragraph" style:parent-style-name="Standard">
      <style:paragraph-properties fo:margin-left="2.498cm" fo:margin-right="0cm" fo:line-height="150%" fo:text-indent="0cm" style:auto-text-indent="false" fo:background-color="transparent" style:shadow="none">
        <style:background-image/>
      </style:paragraph-properties>
      <style:text-properties style:font-name="Times New Roman" fo:font-size="12pt" style:font-size-asian="12pt" style:font-size-complex="12pt"/>
    </style:style>
    <style:style style:name="P15" style:family="paragraph" style:parent-style-name="Standard">
      <style:paragraph-properties fo:margin-left="0cm" fo:margin-right="0cm" fo:line-height="150%" fo:text-align="justify" style:justify-single-word="false" fo:text-indent="0cm" style:auto-text-indent="false" fo:background-color="transparent" style:shadow="none">
        <style:background-image/>
      </style:paragraph-properties>
      <style:text-properties style:font-name="Times New Roman" fo:font-size="12pt" style:font-size-asian="12pt" style:font-size-complex="12pt"/>
    </style:style>
    <style:style style:name="P16" style:family="paragraph" style:parent-style-name="Standard" style:list-style-name="WW8Num2">
      <style:paragraph-properties fo:margin-left="2.498cm" fo:margin-right="0cm" fo:line-height="150%" fo:text-indent="-0.635cm" style:auto-text-indent="false" fo:background-color="transparent" style:shadow="none">
        <style:tab-stops/>
        <style:background-image/>
      </style:paragraph-properties>
      <style:text-properties style:font-name="Times New Roman" fo:font-size="12pt" fo:font-weight="bold" style:font-size-asian="12pt" style:font-weight-asian="bold" style:font-size-complex="12pt" style:font-weight-complex="bold"/>
    </style:style>
    <style:style style:name="P17" style:family="paragraph" style:parent-style-name="Standard" style:list-style-name="WW8Num2">
      <style:paragraph-properties fo:margin-left="2.498cm" fo:margin-right="0cm" fo:line-height="150%" fo:text-align="justify" style:justify-single-word="false" fo:text-indent="-0.635cm" style:auto-text-indent="false" fo:background-color="transparent" style:shadow="none">
        <style:tab-stops/>
        <style:background-image/>
      </style:paragraph-properties>
      <style:text-properties style:font-name="Times New Roman" fo:font-size="12pt" fo:font-weight="bold" style:font-size-asian="12pt" style:font-weight-asian="bold" style:font-size-complex="12pt" style:font-weight-complex="bold"/>
    </style:style>
    <style:style style:name="P18" style:family="paragraph" style:parent-style-name="Standard" style:list-style-name="WW8Num2">
      <style:paragraph-properties fo:margin-left="2.498cm" fo:margin-right="0cm" fo:line-height="150%" fo:text-align="justify" style:justify-single-word="false" fo:text-indent="-0.635cm" style:auto-text-indent="false" fo:background-color="transparent" style:shadow="none">
        <style:tab-stops>
          <style:tab-stop style:position="0.799cm"/>
          <style:tab-stop style:position="1.669cm"/>
        </style:tab-stops>
        <style:background-image/>
      </style:paragraph-properties>
      <style:text-properties style:font-name="Times New Roman" fo:font-size="12pt" fo:font-weight="bold" style:font-size-asian="12pt" style:font-weight-asian="bold" style:font-size-complex="12pt" style:font-weight-complex="bold"/>
    </style:style>
    <style:style style:name="P19" style:family="paragraph" style:parent-style-name="Standard" style:list-style-name="WW8Num2">
      <style:paragraph-properties fo:margin-left="2.498cm" fo:margin-right="0cm" fo:line-height="150%" fo:text-align="justify" style:justify-single-word="false" fo:text-indent="-0.635cm" style:auto-text-indent="false" fo:background-color="transparent" style:shadow="none">
        <style:tab-stops/>
        <style:background-image/>
      </style:paragraph-properties>
      <style:text-properties style:font-name="Times New Roman" fo:font-size="12pt" style:font-size-asian="12pt" style:font-size-complex="12pt"/>
    </style:style>
    <style:style style:name="P20" style:family="paragraph" style:parent-style-name="Standard" style:list-style-name="WW8Num2">
      <style:paragraph-properties fo:margin-left="2.498cm" fo:margin-right="0cm" fo:line-height="150%" fo:text-align="justify" style:justify-single-word="false" fo:text-indent="-0.635cm" style:auto-text-indent="false" fo:background-color="transparent" style:shadow="none">
        <style:tab-stops>
          <style:tab-stop style:position="0.799cm"/>
          <style:tab-stop style:position="1.669cm"/>
        </style:tab-stops>
        <style:background-image/>
      </style:paragraph-properties>
      <style:text-properties style:font-name="Times New Roman" fo:font-size="12pt" fo:font-weight="normal" style:font-size-asian="12pt" style:font-weight-asian="normal" style:font-size-complex="12pt" style:font-weight-complex="normal"/>
    </style:style>
    <style:style style:name="P21" style:family="paragraph" style:parent-style-name="Standard">
      <style:paragraph-properties fo:margin-left="3.747cm" fo:margin-right="0cm" fo:line-height="150%" fo:text-align="justify" style:justify-single-word="false" fo:text-indent="0cm" style:auto-text-indent="false" fo:background-color="transparent" style:shadow="none">
        <style:background-image/>
      </style:paragraph-properties>
      <style:text-properties style:font-name="Times New Roman" fo:font-size="12pt" style:font-size-asian="12pt" style:font-size-complex="12pt"/>
    </style:style>
    <style:style style:name="P22" style:family="paragraph" style:parent-style-name="Standard" style:list-style-name="L13">
      <style:paragraph-properties fo:margin-left="3.747cm" fo:margin-right="0cm" fo:line-height="150%" fo:text-align="justify" style:justify-single-word="false" fo:text-indent="-0.635cm" style:auto-text-indent="false" fo:background-color="transparent" style:shadow="none">
        <style:background-image/>
      </style:paragraph-properties>
      <style:text-properties style:font-name="Times New Roman" fo:font-size="12pt" style:font-size-asian="12pt" style:font-size-complex="12pt"/>
    </style:style>
    <style:style style:name="P23" style:family="paragraph" style:parent-style-name="Standard" style:list-style-name="L10">
      <style:paragraph-properties fo:margin-left="3.822cm" fo:margin-right="0cm" fo:line-height="150%" fo:text-align="justify" style:justify-single-word="false" fo:text-indent="-0.617cm" style:auto-text-indent="false" fo:background-color="transparent" style:shadow="none">
        <style:tab-stops/>
        <style:background-image/>
      </style:paragraph-properties>
      <style:text-properties style:font-name="Times New Roman" fo:font-size="12pt" style:font-size-asian="12pt" style:font-size-complex="12pt"/>
    </style:style>
    <style:style style:name="P24" style:family="paragraph" style:parent-style-name="Standard" style:list-style-name="L4">
      <style:paragraph-properties fo:margin-left="1.249cm" fo:margin-right="0cm" fo:line-height="150%" fo:text-align="justify" style:justify-single-word="false" fo:text-indent="-0.635cm" style:auto-text-indent="false" fo:background-color="transparent" style:shadow="none">
        <style:background-image/>
      </style:paragraph-properties>
      <style:text-properties style:text-position="0% 100%" style:font-name="Times New Roman" fo:font-size="12pt" fo:font-weight="bold" style:font-size-asian="12pt" style:font-weight-asian="bold" style:font-size-complex="12pt" style:font-weight-complex="bold"/>
    </style:style>
    <style:style style:name="P25" style:family="paragraph" style:parent-style-name="Standard" style:master-page-name="">
      <style:paragraph-properties fo:line-height="150%" style:page-number="auto" fo:background-color="transparent" style:shadow="none">
        <style:background-image/>
      </style:paragraph-properties>
      <style:text-properties style:font-name="Times New Roman" fo:font-size="12pt" style:font-size-asian="12pt" style:font-size-complex="12pt"/>
    </style:style>
    <style:style style:name="P26" style:family="paragraph" style:parent-style-name="Standard">
      <style:paragraph-properties fo:line-height="150%" fo:background-color="transparent" style:shadow="none">
        <style:background-image/>
      </style:paragraph-properties>
      <style:text-properties style:font-name="Times New Roman" fo:font-size="12pt" style:font-size-asian="12pt" style:font-size-complex="12pt"/>
    </style:style>
    <style:style style:name="P27" style:family="paragraph" style:parent-style-name="Standard" style:list-style-name="WW8Num2">
      <style:paragraph-properties fo:line-height="150%" fo:text-align="justify" style:justify-single-word="false" fo:background-color="transparent" style:shadow="none">
        <style:tab-stops/>
        <style:background-image/>
      </style:paragraph-properties>
      <style:text-properties style:font-name="Times New Roman" fo:font-size="12pt" style:font-size-asian="12pt" style:font-size-complex="12pt"/>
    </style:style>
    <style:style style:name="P28" style:family="paragraph" style:parent-style-name="Standard" style:list-style-name="L8">
      <style:paragraph-properties fo:line-height="150%" fo:text-align="justify" style:justify-single-word="false" fo:background-color="transparent" style:shadow="none">
        <style:background-image/>
      </style:paragraph-properties>
      <style:text-properties style:font-name="Times New Roman" fo:font-size="12pt" style:font-size-asian="12pt" style:font-size-complex="12pt"/>
    </style:style>
    <style:style style:name="P29" style:family="paragraph" style:parent-style-name="Standard" style:list-style-name="L4">
      <style:paragraph-properties fo:line-height="150%" fo:text-align="justify" style:justify-single-word="false" fo:background-color="transparent" style:shadow="none">
        <style:background-image/>
      </style:paragraph-properties>
      <style:text-properties style:font-name="Times New Roman" fo:font-size="12pt" style:font-size-asian="12pt" style:font-size-complex="12pt"/>
    </style:style>
    <style:style style:name="P30" style:family="paragraph" style:parent-style-name="Standard" style:list-style-name="L5">
      <style:paragraph-properties fo:line-height="150%" fo:text-align="justify" style:justify-single-word="false" fo:background-color="transparent" style:shadow="none">
        <style:tab-stops>
          <style:tab-stop style:position="0.799cm"/>
        </style:tab-stops>
        <style:background-image/>
      </style:paragraph-properties>
      <style:text-properties style:font-name="Times New Roman" fo:font-size="12pt" style:font-size-asian="12pt" style:font-size-complex="12pt"/>
    </style:style>
    <style:style style:name="P31" style:family="paragraph" style:parent-style-name="Standard" style:list-style-name="L2">
      <style:paragraph-properties fo:line-height="150%" fo:background-color="transparent" style:shadow="none">
        <style:background-image/>
      </style:paragraph-properties>
      <style:text-properties style:font-name="Times New Roman" fo:font-size="12pt" style:font-size-asian="12pt" style:font-size-complex="12pt"/>
    </style:style>
    <style:style style:name="P32" style:family="paragraph" style:parent-style-name="Standard" style:list-style-name="L2">
      <style:paragraph-properties fo:line-height="150%" fo:background-color="transparent" style:shadow="none">
        <style:background-image/>
      </style:paragraph-properties>
      <style:text-properties style:font-name="Times New Roman" fo:font-size="12pt" fo:font-weight="bold" style:font-size-asian="12pt" style:font-weight-asian="bold" style:font-size-complex="12pt" style:font-weight-complex="bold"/>
    </style:style>
    <style:style style:name="P33" style:family="paragraph" style:parent-style-name="Standard" style:list-style-name="L5">
      <style:paragraph-properties fo:line-height="150%" fo:text-align="justify" style:justify-single-word="false" fo:background-color="transparent" style:shadow="none">
        <style:background-image/>
      </style:paragraph-properties>
      <style:text-properties style:font-name="Times New Roman" fo:font-size="12pt" fo:font-weight="bold" style:font-size-asian="12pt" style:font-weight-asian="bold" style:font-size-complex="12pt" style:font-weight-complex="bold"/>
    </style:style>
    <style:style style:name="P34" style:family="paragraph" style:parent-style-name="Standard" style:list-style-name="WW8Num2">
      <style:paragraph-properties fo:line-height="150%" fo:text-align="justify" style:justify-single-word="false" fo:background-color="transparent" style:shadow="none">
        <style:tab-stops/>
        <style:background-image/>
      </style:paragraph-properties>
      <style:text-properties style:font-name="Times New Roman" fo:font-size="12pt" fo:font-weight="normal" style:font-size-asian="12pt" style:font-weight-asian="normal" style:font-size-complex="12pt" style:font-weight-complex="normal"/>
    </style:style>
    <style:style style:name="P35" style:family="paragraph" style:parent-style-name="Standard" style:list-style-name="WW8Num2">
      <style:paragraph-properties fo:line-height="150%" fo:text-align="justify" style:justify-single-word="false" fo:background-color="transparent" style:shadow="none">
        <style:tab-stops>
          <style:tab-stop style:position="0.799cm"/>
          <style:tab-stop style:position="1.669cm"/>
        </style:tab-stops>
        <style:background-image/>
      </style:paragraph-properties>
      <style:text-properties style:font-name="Times New Roman" fo:font-size="12pt" fo:font-weight="normal" style:font-size-asian="12pt" style:font-weight-asian="normal" style:font-size-complex="12pt" style:font-weight-complex="normal"/>
    </style:style>
    <style:style style:name="P36" style:family="paragraph" style:parent-style-name="Standard" style:list-style-name="WW8Num2">
      <style:paragraph-properties fo:line-height="150%" fo:text-align="justify" style:justify-single-word="false" fo:background-color="transparent" style:shadow="none">
        <style:tab-stops>
          <style:tab-stop style:position="0.272cm"/>
          <style:tab-stop style:position="1.669cm"/>
        </style:tab-stops>
        <style:background-image/>
      </style:paragraph-properties>
      <style:text-properties style:font-name="Times New Roman" fo:font-size="12pt" fo:font-weight="normal" style:font-size-asian="12pt" style:font-weight-asian="normal" style:font-size-complex="12pt" style:font-weight-complex="normal"/>
    </style:style>
    <style:style style:name="P37" style:family="paragraph" style:parent-style-name="Standard" style:list-style-name="WW8Num2">
      <style:paragraph-properties fo:line-height="150%" fo:text-align="justify" style:justify-single-word="false" fo:background-color="transparent" style:shadow="none">
        <style:tab-stops>
          <style:tab-stop style:position="0.291cm"/>
          <style:tab-stop style:position="1.669cm"/>
        </style:tab-stops>
        <style:background-image/>
      </style:paragraph-properties>
      <style:text-properties style:font-name="Times New Roman" fo:font-size="12pt" fo:font-weight="normal" style:font-size-asian="12pt" style:font-weight-asian="normal" style:font-size-complex="12pt" style:font-weight-complex="normal"/>
    </style:style>
    <style:style style:name="P38" style:family="paragraph" style:parent-style-name="Standard" style:list-style-name="WW8Num2">
      <style:paragraph-properties fo:line-height="150%" fo:text-align="justify" style:justify-single-word="false" fo:background-color="transparent" style:shadow="none">
        <style:tab-stops>
          <style:tab-stop style:position="0.254cm"/>
          <style:tab-stop style:position="1.669cm"/>
        </style:tab-stops>
        <style:background-image/>
      </style:paragraph-properties>
      <style:text-properties style:font-name="Times New Roman" fo:font-size="12pt" fo:font-weight="normal" style:font-size-asian="12pt" style:font-weight-asian="normal" style:font-size-complex="12pt" style:font-weight-complex="normal"/>
    </style:style>
    <style:style style:name="P39" style:family="paragraph" style:parent-style-name="Standard">
      <style:paragraph-properties fo:line-height="150%" fo:text-align="center" style:justify-single-word="false" fo:background-color="transparent" style:shadow="none">
        <style:background-image/>
      </style:paragraph-properties>
      <style:text-properties style:font-name="Times New Roman" fo:font-size="14pt" fo:font-weight="bold" style:font-size-asian="14pt" style:font-weight-asian="bold" style:font-size-complex="14pt"/>
    </style:style>
    <style:style style:name="P40" style:family="paragraph" style:parent-style-name="Standard" style:list-style-name="L4">
      <style:paragraph-properties fo:line-height="150%" fo:text-align="justify" style:justify-single-word="false" fo:background-color="transparent" style:shadow="none">
        <style:background-image/>
      </style:paragraph-properties>
      <style:text-properties style:text-position="0% 100%" style:font-name="Times New Roman" fo:font-size="12pt" fo:font-weight="normal" style:font-size-asian="12pt" style:font-weight-asian="normal" style:font-size-complex="12pt" style:font-weight-complex="normal"/>
    </style:style>
    <style:style style:name="P41" style:family="paragraph" style:parent-style-name="Standard" style:list-style-name="L4">
      <style:paragraph-properties fo:line-height="150%" fo:text-align="justify" style:justify-single-word="false" fo:background-color="transparent" style:shadow="none">
        <style:background-image/>
      </style:paragraph-properties>
      <style:text-properties style:text-position="0% 100%" style:font-name="Times New Roman" fo:font-size="12pt" fo:font-weight="normal" style:font-name-asian="TimesNewRomanPSMT" style:font-size-asian="12pt" style:font-weight-asian="normal" style:font-name-complex="TimesNewRomanPSMT" style:font-size-complex="12pt" style:font-weight-complex="normal"/>
    </style:style>
    <style:style style:name="P42" style:family="paragraph" style:parent-style-name="Standard" style:list-style-name="L4">
      <style:paragraph-properties fo:line-height="150%" fo:text-align="justify" style:justify-single-word="false" fo:background-color="transparent" style:shadow="none">
        <style:background-image/>
      </style:paragraph-properties>
      <style:text-properties style:text-position="0% 100%" style:font-name="Times New Roman" fo:font-size="12pt" fo:font-weight="bold" style:font-size-asian="12pt" style:font-weight-asian="bold" style:font-size-complex="12pt" style:font-weight-complex="bold"/>
    </style:style>
    <style:style style:name="P43" style:family="paragraph" style:parent-style-name="Standard">
      <style:paragraph-properties fo:line-height="150%" fo:text-align="justify" style:justify-single-word="false" fo:background-color="transparent" style:shadow="none">
        <style:background-image/>
      </style:paragraph-properties>
      <style:text-properties style:text-position="0% 100%" style:font-name="Times New Roman" fo:font-size="12pt" fo:font-weight="bold" style:font-name-asian="TimesNewRomanPSMT" style:font-size-asian="12pt" style:font-weight-asian="bold" style:font-name-complex="TimesNewRomanPSMT" style:font-size-complex="12pt" style:font-weight-complex="bold"/>
    </style:style>
    <style:style style:name="P44" style:family="paragraph" style:parent-style-name="Standard" style:list-style-name="L4">
      <style:paragraph-properties fo:line-height="150%" fo:text-align="justify" style:justify-single-word="false" fo:background-color="transparent" style:shadow="none">
        <style:background-image/>
      </style:paragraph-properties>
      <style:text-properties style:text-position="0% 100%" style:font-name="Times New Roman" fo:font-size="12pt" fo:font-weight="bold" style:font-name-asian="TimesNewRomanPSMT" style:font-size-asian="12pt" style:font-weight-asian="bold" style:font-name-complex="TimesNewRomanPSMT" style:font-size-complex="12pt" style:font-weight-complex="bold"/>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weight-asian="bold"/>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font-name="Arial" fo:font-size="11pt" fo:font-weight="bold" style:font-size-asian="11pt" style:font-weight-asian="bold" style:font-size-complex="11pt" style:font-weight-complex="bold"/>
    </style:style>
    <style:style style:name="T10" style:family="text">
      <style:text-properties style:font-name="Arial" fo:font-size="11pt" fo:font-weight="normal" style:font-size-asian="11pt" style:font-weight-asian="normal" style:font-size-complex="11pt" style:font-weight-complex="normal"/>
    </style:style>
    <style:style style:name="T11" style:family="text">
      <style:text-properties style:text-position="0% 100%"/>
    </style:style>
    <style:style style:name="T12" style:family="text">
      <style:text-properties style:text-position="0% 100%" style:font-name="TimesNewRomanPSMT" fo:font-size="12pt" style:font-name-asian="TimesNewRomanPSMT" style:font-size-asian="12pt" style:font-name-complex="TimesNewRomanPSMT" style:font-size-complex="12pt"/>
    </style:style>
    <style:style style:name="T13" style:family="text">
      <style:text-properties style:text-position="0% 100%" style:font-name="TimesNewRomanPSMT" fo:font-size="12pt" fo:font-weight="normal" style:font-name-asian="TimesNewRomanPSMT" style:font-size-asian="12pt" style:font-weight-asian="normal" style:font-name-complex="TimesNewRomanPSMT" style:font-size-complex="12pt" style:font-weight-complex="normal"/>
    </style:style>
    <style:style style:name="T14" style:family="text">
      <style:text-properties style:text-position="0% 100%" fo:font-weight="bold" style:font-weight-asian="bold" style:font-weight-complex="bold"/>
    </style:style>
    <style:style style:name="T15" style:family="text">
      <style:text-properties style:text-position="0% 100%" fo:font-weight="bold" style:font-name-asian="TimesNewRomanPSMT" style:font-weight-asian="bold" style:font-name-complex="TimesNewRomanPSMT" style:font-weight-complex="bold"/>
    </style:style>
    <style:style style:name="T16" style:family="text">
      <style:text-properties style:text-position="0% 100%" fo:font-weight="normal" style:font-weight-asian="normal" style:font-weight-complex="normal"/>
    </style:style>
    <style:style style:name="T17" style:family="text">
      <style:text-properties style:text-position="0% 100%" fo:font-weight="normal" style:font-name-asian="TimesNewRomanPSMT" style:font-weight-asian="normal" style:font-name-complex="TimesNewRomanPSMT" style:font-weight-complex="normal"/>
    </style:style>
    <style:style style:name="T18" style:family="text">
      <style:text-properties style:text-position="0% 100%" fo:font-size="12pt" style:font-name-asian="TimesNewRomanPSMT" style:font-size-asian="12pt" style:font-name-complex="TimesNewRomanPSMT" style:font-size-complex="12pt"/>
    </style:style>
    <style:style style:name="T19" style:family="text">
      <style:text-properties style:text-position="0% 100%" fo:font-size="12pt" fo:font-weight="normal" style:font-name-asian="TimesNewRomanPSMT" style:font-size-asian="12pt" style:font-weight-asian="normal" style:font-name-complex="TimesNewRomanPSMT" style:font-size-complex="12pt" style:font-weight-complex="normal"/>
    </style:style>
    <style:style style:name="T20" style:family="text">
      <style:text-properties style:text-position="0% 100%" style:font-name-asian="TimesNewRomanPSMT" style:font-name-complex="TimesNewRomanPSMT"/>
    </style:style>
    <style:style style:name="T21" style:family="text">
      <style:text-properties style:font-weight-complex="bold"/>
    </style:style>
    <style:style style:name="T22" style:family="text">
      <style:text-properties style:font-weight-asian="normal"/>
    </style:style>
    <style:style style:name="T23" style:family="text">
      <style:text-properties style:font-weight-complex="normal"/>
    </style:style>
    <style:style style:name="T24" style:family="text">
      <style:text-properties fo:font-size="11pt" fo:font-weight="bold" style:font-size-asian="11pt" style:font-weight-asian="bold" style:font-size-complex="11pt"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5cm" fo:text-indent="-0.635cm" fo:margin-left="0.5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185cm" fo:text-indent="-0.635cm" fo:margin-left="1.18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82cm" fo:text-indent="-0.635cm" fo:margin-left="1.8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455cm" fo:text-indent="-0.635cm" fo:margin-left="2.45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09cm" fo:text-indent="-0.635cm" fo:margin-left="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725cm" fo:text-indent="-0.635cm" fo:margin-left="3.72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36cm" fo:text-indent="-0.635cm" fo:margin-left="4.3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4.995cm" fo:text-indent="-0.635cm" fo:margin-left="4.99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63cm" fo:text-indent="-0.635cm" fo:margin-left="5.6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265cm" fo:text-indent="-0.635cm" fo:margin-left="6.26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Magdalena Sarzyńska</text:p>
      <text:p text:style-name="P26">Adam Bławat</text:p>
      <text:p text:style-name="P26">Patryk Zakrzewski</text:p>
      <text:p text:style-name="P39">System zarządzania Apteką</text:p>
      <text:list xml:id="list32345341" text:style-name="WW8Num1">
        <text:list-item>
          <text:p text:style-name="P6">Wprowadzenie</text:p>
        </text:list-item>
      </text:list>
      <text:list xml:id="list32365210" text:style-name="WW8Num5">
        <text:list-item>
          <text:list>
            <text:list-item>
              <text:p text:style-name="P7">Cel dokumentu</text:p>
            </text:list-item>
          </text:list>
        </text:list-item>
      </text:list>
      <text:p text:style-name="P1">Dokument przeznaczony jest zarówno dla kierownika apteki jak i jego podwładnych – pracowników. Przedstawia on ogólny opis działania systemu wspomagania pracy apteki jak i wymagania funkcjonalne i niefunkcjonalne.</text:p>
      <text:list xml:id="list32500776" text:continue-numbering="true" text:style-name="WW8Num5">
        <text:list-item>
          <text:list>
            <text:list-item>
              <text:p text:style-name="P7">Zakres produktu</text:p>
              <text:list>
                <text:list-item>
                  <text:p text:style-name="P2">System ma za zadanie ułatwić pracę zarówno kierownikowi jak<text:line-break/>i pracownikom poprzez sprawdzenie w systemie czy dany lek jest na stanie apteki oraz kiedy i na ile sztuk należy złożyć zamówienie aby nigdy<text:line-break/>nie brakowało asortymentu na składzie magazynu tudzież apteki. </text:p>
                </text:list-item>
                <text:list-item>
                  <text:p text:style-name="P3">System jest przeznaczony przede wszystkim dla kierownika apteki. Służy<text:line-break/>on jednak również pracownikom. Głównymi zagrożeniami systemu jest znalezienie jednakowego (ostatniego) leku na stanie magazynu w jednakowym czasie i przekazanie takowej informacji klientom. Rozwiązaniem tego problemu jest informacja systemu odnośnie czasu ostatniego sprawdzania danego zapytania. Innym problemem może być zbyt późne zamówienie leku, dlatego system przesyła informację odnośnie niewielkiej ilości leków, w momencie kiedy są one w ilości zdefiniowanej wcześniej (minimalna wartość to więcej niż jeden) na stanie apteki.</text:p>
                </text:list-item>
                <text:list-item>
                  <text:p text:style-name="P3">System ma pozwolić na sprawdzenie czy lek jest na stanie apteki, sprawdzenie jego ceny oraz po wykupieniu zdjęcie produktu ze stanu apteki, tworzenie listy zamówień. System będzie dawał możliwość edycji listy zamówień tylko przez kierownika. Takiej możliwości nie będzie miał pracownik.</text:p>
                </text:list-item>
              </text:list>
            </text:list-item>
            <text:list-item>
              <text:p text:style-name="P7"><text:soft-page-break/>Definicje, skróty</text:p>
            </text:list-item>
          </text:list>
        </text:list-item>
      </text:list>
      <text:list xml:id="list32354063" text:style-name="WW8Num6">
        <text:list-item>
          <text:p text:style-name="P8"><text:span text:style-name="T4">Kierownik</text:span> – użytkownik uprawniony do składania zamówień, edytowania ich, sprawdzania statystyk sprzedaży poszczególnych pracowników, oraz tworzenia nowych kont pracownika, tworzenie harmonogramu pracy</text:p>
        </text:list-item>
        <text:list-item>
          <text:p text:style-name="P8"><text:span text:style-name="T4">Pracownik</text:span> – użytkownik, który ma możliwość logowania się do systemu na swoje indywidualne konto, sprawdzanie ceny danego leku, sprzedanie go (ilość leków na stanie zmniejszona o 1 w przypadku sprzedania jednej sztuki), zgłoszenie nadchodzącej planowanej nieobecności, sprawdzenie harmonogramu własnej pracy</text:p>
        </text:list-item>
        <text:list-item>
          <text:p text:style-name="P8"><text:span text:style-name="T4">Lista leków na stanie Apteki</text:span> – baza z informacją o nazwie danego leku, cenie z receptą, cenie bez recepty, ilości leków w obecnej chwili w aptece, ilości leków przy których powinno być złożone zamówienie na lek</text:p>
        </text:list-item>
        <text:list-item>
          <text:p text:style-name="P8"><text:span text:style-name="T4">Lista zamówień</text:span> – nazwa leku, ilość zamawiana, cena u producenta, adres producenta</text:p>
        </text:list-item>
        <text:list-item>
          <text:p text:style-name="P8"><text:span text:style-name="T4">Statystyki sprzedaży</text:span> – wykres oraz arkusz wyliczeń sprzedaży leków dla poszczególnych pracowników</text:p>
        </text:list-item>
        <text:list-item>
          <text:p text:style-name="P8"><text:span text:style-name="T4">Harmonogram pracy</text:span> – tworzony przez kierownika widok danego miesiąca z możliwością za pomocą interfejsu ustawienia czasu pracy dla poszczególnych pracowników. Dany użytkownik widzi tylko czas pracy dla własnego konta</text:p>
        </text:list-item>
      </text:list>
      <text:p text:style-name="P1"/>
      <text:list xml:id="list32521006" text:continue-list="list32500776" text:style-name="WW8Num5">
        <text:list-item>
          <text:list>
            <text:list-item>
              <text:p text:style-name="P7">Struktura dokumentu</text:p>
            </text:list-item>
          </text:list>
        </text:list-item>
      </text:list>
      <text:p text:style-name="P1">I część dokumentu to wstępny opis systemu: </text:p>
      <text:list xml:id="list32363754" text:style-name="WW8Num4">
        <text:list-item>
          <text:p text:style-name="P9">cel dokumentu – dla kogo ten dokument oraz co przedstawia</text:p>
        </text:list-item>
        <text:list-item>
          <text:p text:style-name="P9">zakres produktu – na czym polega problem, kogo dotyczy, jakie niesie ze sobą zagrożenia, propozycje rozwiązania oraz co będzie można w ten sposób zrobić, a czego nie</text:p>
        </text:list-item>
        <text:list-item>
          <text:p text:style-name="P9"><text:soft-page-break/>definicje, skróty – opis poszczególnych sformułowań użytych w dokumencie</text:p>
        </text:list-item>
      </text:list>
      <text:p text:style-name="P13">II część dokumentu to ogólny opis produktu:</text:p>
      <text:list xml:id="list32347089" text:style-name="WW8Num7">
        <text:list-item>
          <text:p text:style-name="P10">Środowisko pracy – system w jakim będzie pracował system, granice odpowiedzialności systemu</text:p>
        </text:list-item>
        <text:list-item>
          <text:p text:style-name="P10">Użytkownicy – charakterystyka poszczególnych użytkowników</text:p>
        </text:list-item>
        <text:list-item>
          <text:p text:style-name="P10">Najważniejsze funkcje produktu – funkcje według hierarchii</text:p>
        </text:list-item>
        <text:list-item>
          <text:p text:style-name="P10">Ograniczenia – typy danych, ograniczenia systemu</text:p>
        </text:list-item>
        <text:list-item>
          <text:p text:style-name="P10">Założenia i zależności</text:p>
        </text:list-item>
      </text:list>
      <text:p text:style-name="P14">III część dokumentu to wymagania funkcjonalne:</text:p>
      <text:list xml:id="list32338784" text:style-name="WW8Num3">
        <text:list-item>
          <text:p text:style-name="P11">Opis funkcjonalności/usług</text:p>
        </text:list-item>
        <text:list-item>
          <text:p text:style-name="P11">Interfejsy zewnętrzne – dane wejściowe i wyjściowe, ograniczania</text:p>
        </text:list-item>
      </text:list>
      <text:p text:style-name="P14">IV część dokumentu to wymagania niefunkcjonalne:</text:p>
      <text:list xml:id="list32360793" text:style-name="WW8Num2">
        <text:list-item>
          <text:p text:style-name="P12">Wymagania produkcyjne – użyteczności, sprawność, niezawodność, przenośność</text:p>
        </text:list-item>
        <text:list-item>
          <text:p text:style-name="P12">Wymagania organizacyjne – implementacje, standardy</text:p>
        </text:list-item>
        <text:list-item>
          <text:p text:style-name="P4">Wymagania zewnętrzne – etyczne </text:p>
          <text:p text:style-name="P5"><text:span text:style-name="T5">2. Ogólny opis produktu </text:span></text:p>
          <text:p text:style-name="P16">2.1. Środowisko pracy</text:p>
          <text:p text:style-name="P27">System będzie pracował jako scentralizowana baza kont wszystkich pracowników apteki wraz z bazą danych zawierającą konieczne informacje dotyczące pracowników, usług i leków. Fizycznie będzie umieszczony w jednym z pomieszczeń należących do apteki.</text:p>
          <text:p text:style-name="P19"><text:span text:style-name="T5">2.2. Użytkownicy</text:span></text:p>
          <text:p text:style-name="P27"><text:soft-page-break/><text:span text:style-name="T5">2.2.1 </text:span><text:span text:style-name="T8">Kierownik/Administrator – osoba zarządzająca zarówno systemem jak i całą pracą apteki. Posiada dostęp do całej funkcjonalności systemu w tym również do odczytu i modyfikacji bazy danych. Może tworzyć/usuwać inne konta (Pracownik) lub tymczasowo wykonywać wykonywać zadania przeznaczone dla tych kont.</text:span></text:p>
          <text:p text:style-name="P27"><text:span text:style-name="T5">2.2.2 </text:span><text:span text:style-name="T8">Pracownik – osoba mająca wyznaczone obowiązki, wyznaczone godziny pracy i ściśle określone prawa do dostępu do ustalonych funkcji systemu. Zakres w jakim pracownik może korzystać z funkcji systemu może być modyfikowany (przez Kierownika) aby dostosować konto do charakteru pracy pracownika.</text:span></text:p>
          <text:p text:style-name="P17">2.3. Najważniejsze funkcje produktu</text:p>
        </text:list-item>
        <text:list-item>
          <text:p text:style-name="P34">sprawne i szybkie realizowanie recept,</text:p>
        </text:list-item>
        <text:list-item>
          <text:p text:style-name="P34">istotne zredukowanie liczby błędnie realizowanych recept,</text:p>
        </text:list-item>
        <text:list-item>
          <text:p text:style-name="P34">bieżąca kontrola nad aktualnym stanem leków,</text:p>
        </text:list-item>
        <text:list-item>
          <text:p text:style-name="P35">szybka reakcja na braki w zaopatrzeniu,</text:p>
        </text:list-item>
        <text:list-item>
          <text:p text:style-name="P35">bezpieczeństwo przechowywania danych o lekach i pracownikach,</text:p>
        </text:list-item>
        <text:list-item>
          <text:p text:style-name="P35">prowadzenie statystyk w celu usprawnienia dostaw, oceny pracy pracowników itd.</text:p>
          <text:p text:style-name="P18">2.4 Ograniczenia</text:p>
        </text:list-item>
        <text:list-item>
          <text:p text:style-name="P35">niemożliwe jest zrealizowanie recepty bez logowania do systemu,</text:p>
        </text:list-item>
        <text:list-item>
          <text:p text:style-name="P35">pracownikowi niezalogowanemu nie naliczane są godziny pracy,</text:p>
        </text:list-item>
        <text:list-item>
          <text:p text:style-name="P36">bez zalogowania do systemu nie można się dowiedzieć niczego związanego ze stanem leków w magazynie.</text:p>
          <text:p text:style-name="P20"><text:span text:style-name="T5">2.5 Zależności</text:span></text:p>
        </text:list-item>
        <text:list-item>
          <text:p text:style-name="P37"><text:soft-page-break/>realizacja recepty wiąże się z zarejestrowaniem przez system wszystkich informacji o tej <text:tab/>operacji (również jaki pracownik ją wykonał),</text:p>
        </text:list-item>
        <text:list-item>
          <text:p text:style-name="P35">każde zamówienie od dostawcy wiąże się z zarejestrowaniem tego w systemie,</text:p>
        </text:list-item>
        <text:list-item>
          <text:p text:style-name="P38">operacje wykonywane przez jakichkolwiek użytkowników na bazie leków, będą natychmiast uaktualniały stan tej bazy.</text:p>
        </text:list-item>
      </text:list>
      <text:list xml:id="list32357066" text:style-name="L2">
        <text:list-item>
          <text:p text:style-name="P32">Wymagania Funkcjonalne</text:p>
          <text:p text:style-name="P31"><text:span text:style-name="T5">III. 1 Wymagania dla Pracownika</text:span></text:p>
        </text:list-item>
      </text:list>
      <text:list xml:id="list32391862" text:style-name="L8">
        <text:list-item>
          <text:p text:style-name="P28"><text:span text:style-name="T5">Logowanie do systemu</text:span> – Za pomocą indywidualnego loginu i hasła pracownik apteki loguje się na swoje konto pracownicze i zostaje przekierowany do miejsca z którego może obsługiwać klientów apteki. </text:p>
          <text:p text:style-name="P28">Nie przewiduje się żadnych problemów.</text:p>
        </text:list-item>
        <text:list-item>
          <text:p text:style-name="P28"><text:span text:style-name="T14">Sprawdzenie informacji o leku – </text:span><text:span text:style-name="T16">Pracownik skanuje kod z recepty,<text:line-break/>lub wprowadza nazwę leku ręcznie. Program dostarcza informacje czy lek jest na stanie apteki, ile sztuk danego leku znajduje się w aptece oraz informacje na temat ceny z receptą i bez niej. </text:span></text:p>
        </text:list-item>
      </text:list>
      <text:p text:style-name="P21"><text:span text:style-name="T16">Ewentualnymi problemami mogą być brak leku na stanie oraz brak leku<text:line-break/>w bazie danych apteki</text:span></text:p>
      <text:list xml:id="list32427556" text:style-name="L10">
        <text:list-item>
          <text:p text:style-name="P23"><text:span text:style-name="T14">Sprzedaż leków –</text:span><text:span text:style-name="T16"> Pracownik skanuje kody kreskowe z opakowania leku. Program automatycznie dodaje go do listy zakupów klienta i sumuje ich ceny. Ilość leku na stanie apteki zostaje zmniejszona o kupioną ilość. Na koniec program daje możliwość wyboru czy ma zostać wydrukowana faktura czy paragon.</text:span></text:p>
        </text:list-item>
      </text:list>
      <text:p text:style-name="P15"><text:span text:style-name="T16"><text:tab/><text:tab/><text:tab/>Problemem może być niewyraźnie wydrukowany kod kreskowy<text:line-break/> <text:tab/><text:tab/><text:tab/>na opakowaniu, w takim przypadku pracownik powinien mieć <text:tab/><text:tab/><text:tab/><text:tab/>możliwość wprowadzenia go ręcznie. </text:span></text:p>
      <text:list xml:id="list32454484" text:style-name="L13">
        <text:list-item>
          <text:p text:style-name="P22"><text:soft-page-break/><text:span text:style-name="T14">Dodanie leku do listy zamówień –</text:span><text:span text:style-name="T16"> Po dokonaniu sprzedaży pracownik zostaje poinformowany jeżeli zapas leku na stanie apteki się kończy. Program umożliwia pracownikowi dodanie leku do listy zamówień. </text:span></text:p>
        </text:list-item>
      </text:list>
      <text:list xml:id="list32378617" text:style-name="L4">
        <text:list-header>
          <text:p text:style-name="P40">Nie przewiduje się żadnych problemów.</text:p>
        </text:list-header>
        <text:list-item>
          <text:p text:style-name="P29"><text:span text:style-name="T14">Stworzenie zamówienia specjalnego –</text:span><text:span text:style-name="T16"> Kiedy klient chce zamówić większą ilość jednego leku pracownik może dodać tę ilość do listy zamówień. </text:span></text:p>
          <text:p text:style-name="P40">Nie przewiduje się żadnych problemów.</text:p>
        </text:list-item>
        <text:list-item>
          <text:p text:style-name="P42">Sprawdzenie grafiku pracy –<text:span text:style-name="T8"> Pracownik sprawdza kiedy jest jego dyżur.</text:span></text:p>
          <text:p text:style-name="P40">W przypadku kiedy grafik koliduje z innymi zajęciami pracownika może on wystąpić o jego zmianę.</text:p>
        </text:list-item>
        <text:list-item>
          <text:p text:style-name="P42">Informacje o planowanych nieobecnościach –<text:span text:style-name="T8"> Kiedy pracownik planuje nieobecność, może przekazać informacje do kierownika przez system z odpowiednim wyprzedzeniem.</text:span></text:p>
          <text:p text:style-name="P40">Nie przewiduje się żadnych problemów.</text:p>
          <text:p text:style-name="P24">III. 2 Wymagania dla Kierownika</text:p>
        </text:list-item>
        <text:list-item>
          <text:p text:style-name="P44">Akceptowanie i edycja listy zamówień –<text:span text:style-name="T8"> Kierownik powinien zaakceptować listę zamówień przed jej wysłaniem. W przypadku zauważenia błędów powinien wprowadzić poprawki.</text:span></text:p>
          <text:p text:style-name="P41">Nie przewiduje się żadnych problemów.</text:p>
        </text:list-item>
        <text:list-item>
          <text:p text:style-name="P44">Wysyłanie listy zamówień do producentów –<text:span text:style-name="T8"> Po zaakceptowaniu poprawek do listy zamówień kierownik za pomocą programu wysyła listę zamówień do producentów.</text:span></text:p>
          <text:p text:style-name="P41">Nie przewiduje się żadnych problemów.</text:p>
        </text:list-item>
        <text:list-item>
          <text:p text:style-name="P44">Sprawdzenie aktualnego stanu leków w magazynie –<text:span text:style-name="T8"> Kierownik<text:line-break/>w każdej chwili może podejrzeć ilość leku na stanie apteki.</text:span></text:p>
          <text:p text:style-name="P41"><text:soft-page-break/>Nie przewiduje się żadnych problemów.</text:p>
        </text:list-item>
        <text:list-item>
          <text:p text:style-name="P44">Tworzenie konta dla nowego pracownika –<text:span text:style-name="T8"> Kierownik ustala login<text:line-break/>i początkowe hasło dla każdego nowego pracownika. Jest ono niezbędne do rozpoczęcia pracy nowego pracownika.</text:span></text:p>
          <text:p text:style-name="P41">Nie przewiduje się żadnych problemów.</text:p>
        </text:list-item>
        <text:list-item>
          <text:p text:style-name="P44">Sprawdzenie którzy pracownicy są aktualnie zalogowani –<text:span text:style-name="T8"> pozwala na ustalenie który pracownik jest aktualnie w pracy oraz kogo nie ma,<text:line-break/>a powinien być.</text:span></text:p>
        </text:list-item>
        <text:list-item>
          <text:p text:style-name="P44">Ustawianie grafiku pracowników –<text:span text:style-name="T8"> Kierownik ustala grafik pracy swoich pracowników. W przypadku zgłoszenia prośby o zmianę, może jej dokonać.</text:span></text:p>
        </text:list-item>
        <text:list-item>
          <text:p text:style-name="P44">Przyjęcie listy dostawy i dodanie do stanu leków w magazynie<text:span text:style-name="T8"> – Kierownik odbiera listę leków dostarczonych przez producenta i dodaje je do stanu leków w magazynie. </text:span></text:p>
        </text:list-item>
      </text:list>
      <text:p text:style-name="P43">IV. Wymagania Niefunkcjonalne</text:p>
      <text:list xml:id="list32367350" text:style-name="L5">
        <text:list-item>
          <text:p text:style-name="P33"><text:span text:style-name="T20">Każdy sprzedany lek zostaje dodany do statystyk pracownika –</text:span><text:span text:style-name="T17"> gdy lek zostaje sprzedany zostaje dopisany do listy sprzedanych. Pozwoli to na ustalenie wydajności pracownika.</text:span></text:p>
        </text:list-item>
        <text:list-item>
          <text:p text:style-name="P33"><text:span text:style-name="T20">System umożliwia stworzenie zestawienia statystyk wszystkich pracowników –</text:span><text:span text:style-name="T17"> Celem tego działania jest ustalenie który z pracowników pracuje najbardziej wydatnie. Może się to okazać pomocne gdy trzeba będzie zwolnić jednego z pracowników.</text:span></text:p>
        </text:list-item>
        <text:list-item>
          <text:p text:style-name="P30"><text:span text:style-name="T15">System umożliwia stworzenie zestawienia statystyk sprzedanych leków</text:span><text:span text:style-name="T17"> – Pozwoli to na ustalenie na które leki jest zapotrzebowanie i których leków powinno się zamawiać więcej.</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Mangal1"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l" fo:country="PL"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text-align="start" style:justify-single-word="false" fo:orphans="2" fo:widows="2" fo:hyphenation-ladder-count="no-limit" style:writing-mode="lr-tb"/>
      <style:text-properties style:use-window-font-color="true" style:font-name="Calibri" fo:font-size="11pt" fo:language="pl" fo:country="PL" style:font-name-asian="Calibri" style:font-size-asian="11pt" style:language-asian="zh" style:country-asian="CN" style:font-name-complex="Calibri" style:font-size-complex="11pt" style:language-complex="ar" style:country-complex="SA" fo:hyphenate="false" fo:hyphenation-remain-char-count="2" fo:hyphenation-push-char-count="2"/>
    </style:style>
    <style:style style:name="Header"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Akapit_20_z_20_listą" style:display-name="Akapit z listą" style:family="paragraph" style:parent-style-name="Standard">
      <style:paragraph-properties fo:margin-left="1.27cm" fo:margin-right="0cm" fo:text-indent="0cm" style:auto-text-indent="false"/>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6z0" style:family="text">
      <style:text-properties style:font-name="Symbol"/>
    </style:style>
    <style:style style:name="WW8Num7z0" style:family="text">
      <style:text-properties style:font-name="Symbol"/>
    </style:style>
    <style:style style:name="Absatz-Standardschriftart" style:family="text"/>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5z2" style:family="text">
      <style:text-properties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7z1" style:family="text">
      <style:text-properties fo:font-weight="bold" style:font-weight-asian="bold"/>
    </style:style>
    <style:style style:name="WW8Num8z0"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Domyślna_20_czcionka_20_akapitu" style:display-name="Domyślna czcionka akapitu"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3.768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3.768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5z1" style:num-prefix="I."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WW8Num5z0" style:num-suffix="." text:bullet-char="">
        <style:list-level-properties text:list-level-position-and-space-mode="label-alignment">
          <style:list-level-label-alignment text:label-followed-by="listtab" fo:text-indent="-0.318cm" fo:margin-left="2.819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fo:text-indent="-0.635cm" fo:margin-left="3.136cm"/>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3.768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walski Ryszard</meta:initial-creator>
    <meta:creation-date>2012-11-12T20:01:00</meta:creation-date>
    <dc:creator>Zak </dc:creator>
    <dc:date>2012-11-14T12:37:06.81</dc:date>
    <meta:editing-cycles>2</meta:editing-cycles>
    <meta:editing-duration>P23DT22H11M8S</meta:editing-duration>
    <meta:generator>OpenOffice.org/3.3$Win32 OpenOffice.org_project/330m20$Build-9567</meta:generator>
    <meta:document-statistic meta:table-count="0" meta:image-count="0" meta:object-count="0" meta:page-count="7" meta:paragraph-count="89" meta:word-count="1336" meta:character-count="9253"/>
  </office:meta>
</office:document-meta>
</file>